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113"/>
    </style:style>
    <style:style style:name="P2" style:family="paragraph" style:parent-style-name="Standard">
      <style:text-properties fo:font-size="10pt" officeooo:rsid="0011fbe7" officeooo:paragraph-rsid="00141113" style:font-size-asian="8.75pt" style:font-size-complex="10pt"/>
    </style:style>
    <style:style style:name="P3" style:family="paragraph" style:parent-style-name="Standard">
      <style:text-properties style:font-name="Liberation Mono" officeooo:rsid="0011fbe7" officeooo:paragraph-rsid="0011fbe7"/>
    </style:style>
    <style:style style:name="P4" style:family="paragraph" style:parent-style-name="Standard">
      <style:text-properties style:font-name="Liberation Mono" officeooo:rsid="00141113" officeooo:paragraph-rsid="00141113"/>
    </style:style>
    <style:style style:name="P5" style:family="paragraph" style:parent-style-name="Header">
      <style:text-properties officeooo:rsid="00141113" officeooo:paragraph-rsid="00141113"/>
    </style:style>
    <style:style style:name="P6" style:family="paragraph" style:parent-style-name="Header">
      <style:text-properties fo:font-size="18pt" officeooo:rsid="00133a85" officeooo:paragraph-rsid="00133a85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020" style:font-weight-asian="bold" style:font-weight-complex="bold"/>
    </style:style>
    <style:style style:name="T3" style:family="text">
      <style:text-properties officeooo:rsid="00141113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202124" style:font-name="Liberation Mono" fo:font-size="15pt" fo:letter-spacing="normal" fo:font-style="normal" fo:font-weight="normal"/>
    </style:style>
    <style:style style:name="T6" style:family="text">
      <style:text-properties fo:font-variant="normal" fo:text-transform="none" fo:color="#202124" style:font-name="Liberation Mono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40c28" style:font-name="Liberation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officeooo:rsid="001610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1</text:span>)<text:span text:style-name="T8">Does ANSI recognize the data type DATE?</text:span></text:p>
      <text:p text:style-name="P4">Ans=<text:tab/><text:span text:style-name="T8">NO</text:span></text:p>
      <text:p text:style-name="P4"/>
      <text:p text:style-name="P4"/>
      <text:p text:style-name="P4">2) <text:span text:style-name="T8">Which subdivision of SQL is used to insert values in tables?</text:span></text:p>
      <text:p text:style-name="P4">Ans= <text:span text:style-name="T8">DML (Data manipulation language).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officeooo:rsid="00133a85" officeooo:paragraph-rsid="00133a85" style:font-size-asian="18pt" style:font-size-complex="18pt"/>
    </style:style>
    <style:style style:name="MP2" style:family="paragraph" style:parent-style-name="Header">
      <style:text-properties officeooo:rsid="00141113" officeooo:paragraph-rsid="00141113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6102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38"/><text:span text:style-name="MT1">Assignment no</text:span><text:span text:style-name="MT2">3</text:span></text:p>
        <text:p text:style-name="MP2"><text:span text:style-name="MT1"/></text:p>
        <text:p text:style-name="MP2"><text:span text:style-name="MT1"/></text:p>
        <text:p text:style-name="MP2"><text:span text:style-name="MT1">Q </text:span><text:span text:style-name="MT2">Overview of SOL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34:51.682601378</meta:creation-date>
    <dc:date>2023-09-14T16:20:44.678003802</dc:date>
    <meta:editing-duration>PT24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2" meta:character-count="219" meta:non-whitespace-character-count="155"/>
  </office:meta>
</office:document-meta>
</file>